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52in"/>
    </style:style>
    <style:style style:name="co2" style:family="table-column">
      <style:table-column-properties fo:break-before="auto" style:column-width="0.6472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333333" fo:border="0.06pt solid #ffffff"/>
      <style:text-properties style:use-window-font-color="true" style:font-name="LM Roman Caps 10" fo:font-size="10pt" fo:font-style="normal" style:text-underline-style="none" fo:font-weight="normal"/>
    </style:style>
    <style:style style:name="ce5" style:family="table-cell" style:parent-style-name="Default">
      <style:table-cell-properties fo:background-color="#333333" fo:border="0.06pt solid #ffffff"/>
      <style:text-properties style:font-name="LM Roman Caps 10"/>
    </style:style>
    <style:style style:name="ce2" style:family="table-cell" style:parent-style-name="Default">
      <style:table-cell-properties fo:background-color="#333333" fo:border="0.06pt solid #ffffff"/>
    </style:style>
    <style:style style:name="ce12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14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4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 fo:border="0.06pt solid #ffffff"/>
      <style:text-properties fo:color="#ffffff" style:font-name="LM Roman Caps 10" fo:font-size="10pt" fo:font-style="normal" style:text-underline-style="none" fo:font-weight="normal"/>
    </style:style>
    <style:style style:name="ce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0" style:family="table-cell" style:parent-style-name="Default">
      <style:table-cell-properties fo:background-color="#333333"/>
    </style:style>
    <style:style style:name="ce19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2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9" style:family="table-cell" style:parent-style-name="Default">
      <style:table-cell-properties fo:background-color="#5983b0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3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34" style:family="table-cell" style:parent-style-name="Default">
      <style:text-properties fo:color="#000000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2" table:default-cell-style-name="ce10"/>
        <table:table-column table:style-name="co4" table:number-columns-repeated="906" table:default-cell-style-name="ce10"/>
        <table:table-row table:style-name="ro1">
          <table:table-cell table:style-name="ce3" office:value-type="string" calcext:value-type="string">
            <text:p>NOMS</text:p>
          </table:table-cell>
          <table:table-cell table:style-name="ce19" office:value-type="string" calcext:value-type="string">
            <text:p>Lettre</text:p>
          </table:table-cell>
          <table:table-cell table:style-name="ce29" office:value-type="string" calcext:value-type="string">
            <text:p>Bonus</text:p>
          </table:table-cell>
          <table:table-cell table:style-name="ce22" office:value-type="string" calcext:value-type="string">
            <text:p>Note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5"/>
          <table:table-cell table:style-name="ce19"/>
          <table:table-cell table:style-name="ce29"/>
          <table:table-cell table:style-name="ce22"/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2"/>
          <table:table-cell table:style-name="ce11" table:number-columns-repeated="3"/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Antigny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4]&amp;1))+0.25*[.C4]" office:value-type="float" office:value="0.75" calcext:value-type="float">
            <text:p>0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Ayari 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5]&amp;1))+0.25*[.C5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adré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6]&amp;1))+0.25*[.C6]" office:value-type="float" office:value="1.25" calcext:value-type="float">
            <text:p>1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erthelot</text:p>
          </table:table-cell>
          <table:table-cell table:style-name="ce21" table:number-columns-repeated="2"/>
          <table:table-cell table:style-name="ce22" table:formula="of:=4-COLUMN(INDIRECT([.B7]&amp;1))+0.25*[.C7]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izid</text:p>
          </table:table-cell>
          <table:table-cell table:style-name="ce21" office:value-type="string" calcext:value-type="string">
            <text:p>b</text:p>
          </table:table-cell>
          <table:table-cell table:style-name="ce21"/>
          <table:table-cell table:style-name="ce22" table:formula="of:=4-COLUMN(INDIRECT([.B8]&amp;1))+0.25*[.C8]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rescon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9]&amp;1))+0.25*[.C9]" office:value-type="float" office:value="0.25" calcext:value-type="float">
            <text:p>0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runo</text:p>
          </table:table-cell>
          <table:table-cell table:style-name="ce21" office:value-type="string" calcext:value-type="string">
            <text:p>d</text:p>
          </table:table-cell>
          <table:table-cell table:style-name="ce21"/>
          <table:table-cell table:style-name="ce22" table:formula="of:=4-COLUMN(INDIRECT([.B10]&amp;1))+0.25*[.C10]" office:value-type="float" office:value="0" calcext:value-type="float">
            <text:p>0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Castet</text:p>
          </table:table-cell>
          <table:table-cell table:style-name="ce21" office:value-type="string" calcext:value-type="string">
            <text:p>b</text:p>
          </table:table-cell>
          <table:table-cell table:style-name="ce21"/>
          <table:table-cell table:style-name="ce22" table:formula="of:=4-COLUMN(INDIRECT([.B11]&amp;1))+0.25*[.C11]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Cazères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12]&amp;1))+0.25*[.C12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Chappaz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13]&amp;1))+0.25*[.C13]" office:value-type="float" office:value="3.25" calcext:value-type="float">
            <text:p>3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Droin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14]&amp;1))+0.25*[.C14]" office:value-type="float" office:value="1.25" calcext:value-type="float">
            <text:p>1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Dubois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15]&amp;1))+0.25*[.C15]" office:value-type="float" office:value="3.25" calcext:value-type="float">
            <text:p>3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abriel</text:p>
          </table:table-cell>
          <table:table-cell table:style-name="ce21" table:number-columns-repeated="2"/>
          <table:table-cell table:style-name="ce22" table:formula="of:=4-COLUMN(INDIRECT([.B16]&amp;1))+0.25*[.C16]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oujon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17]&amp;1))+0.25*[.C17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uéla</text:p>
          </table:table-cell>
          <table:table-cell table:style-name="ce21" table:number-columns-repeated="2"/>
          <table:table-cell table:style-name="ce22" table:formula="of:=4-COLUMN(INDIRECT([.B18]&amp;1))+0.25*[.C18]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Kadiri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19]&amp;1))+0.25*[.C19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Larroque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20]&amp;1))+0.25*[.C20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Lemaitre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21]&amp;1))+0.25*[.C21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Loustalot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22]&amp;1))+0.25*[.C22]" office:value-type="float" office:value="1.75" calcext:value-type="float">
            <text:p>1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Maroun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23]&amp;1))+0.25*[.C23]" office:value-type="float" office:value="1.25" calcext:value-type="float">
            <text:p>1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Morlan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24]&amp;1))+0.25*[.C24]" office:value-type="float" office:value="3.25" calcext:value-type="float">
            <text:p>3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Mukoko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25]&amp;1))+0.25*[.C25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Ollé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26]&amp;1))+0.25*[.C26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peycheran</text:p>
          </table:table-cell>
          <table:table-cell table:style-name="ce21" office:value-type="string" calcext:value-type="string">
            <text:p>c</text:p>
          </table:table-cell>
          <table:table-cell table:style-name="ce21"/>
          <table:table-cell table:style-name="ce22" table:formula="of:=4-COLUMN(INDIRECT([.B27]&amp;1))+0.25*[.C27]" office:value-type="float" office:value="1" calcext:value-type="float">
            <text:p>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Roubiou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28]&amp;1))+0.25*[.C28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Ruelland</text:p>
          </table:table-cell>
          <table:table-cell table:style-name="ce21" table:number-columns-repeated="2"/>
          <table:table-cell table:style-name="ce22" table:formula="of:=4-COLUMN(INDIRECT([.B29]&amp;1))+0.25*[.C29]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aint-Paul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30]&amp;1))+0.25*[.C30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auriac</text:p>
          </table:table-cell>
          <table:table-cell table:style-name="ce21" table:number-columns-repeated="2"/>
          <table:table-cell table:style-name="ce22" table:formula="of:=4-COLUMN(INDIRECT([.B31]&amp;1))+0.25*[.C31]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chmit</text:p>
          </table:table-cell>
          <table:table-cell table:style-name="ce21" table:number-columns-repeated="2"/>
          <table:table-cell table:style-name="ce22" table:formula="of:=4-COLUMN(INDIRECT([.B32]&amp;1))+0.25*[.C32]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Schorsch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33]&amp;1))+0.25*[.C33]" office:value-type="float" office:value="3.25" calcext:value-type="float">
            <text:p>3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erra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34]&amp;1))+0.25*[.C34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Vassal</text:p>
          </table:table-cell>
          <table:table-cell table:style-name="ce21" office:value-type="string" calcext:value-type="string">
            <text:p>c</text:p>
          </table:table-cell>
          <table:table-cell table:style-name="ce21"/>
          <table:table-cell table:style-name="ce22" table:formula="of:=4-COLUMN(INDIRECT([.B35]&amp;1))+0.25*[.C35]" office:value-type="float" office:value="1" calcext:value-type="float">
            <text:p>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Zouin</text:p>
          </table:table-cell>
          <table:table-cell table:style-name="ce21" office:value-type="string" calcext:value-type="string">
            <text:p>c</text:p>
          </table:table-cell>
          <table:table-cell table:style-name="ce21"/>
          <table:table-cell table:style-name="ce22" table:formula="of:=4-COLUMN(INDIRECT([.B36]&amp;1))+0.25*[.C36]" office:value-type="float" office:value="1" calcext:value-type="float">
            <text:p>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4"/>
          <table:table-cell table:style-name="ce9" table:number-columns-repeated="132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3/2</text:p>
          </table:table-cell>
          <table:table-cell table:style-name="ce22" table:number-columns-repeated="2"/>
          <table:table-cell table:style-name="ce22" table:formula="of:=ROUND(AVERAGE([.D4];[.D6:.D10];[.D12];[.D14:.D20];[.D22:.D23];[.D26:.D32];[.D34:.D36]);1)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5/2</text:p>
          </table:table-cell>
          <table:table-cell table:style-name="ce22" table:number-columns-repeated="2"/>
          <table:table-cell table:style-name="ce22" table:formula="of:=ROUND(AVERAGE([.D5];c1c11;[.D13];[.D21];[.D24];[.D25];[.D33]);1)" office:value-type="string" office:string-value="" calcext:value-type="error">
            <text:p>#NAME?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tot</text:p>
          </table:table-cell>
          <table:table-cell table:style-name="ce22" table:number-columns-repeated="2"/>
          <table:table-cell table:style-name="ce22" table:formula="of:=ROUND(AVERAGE([.D4:.D36]);1)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 table:number-rows-repeated="65487">
          <table:table-cell table:style-name="ce9" table:number-columns-repeated="133"/>
          <table:table-cell table:number-columns-repeated="777"/>
        </table:table-row>
        <table:table-row table:style-name="ro1" table:number-rows-repeated="8">
          <table:table-cell table:style-name="ce9"/>
          <table:table-cell table:number-columns-repeated="3"/>
          <table:table-cell table:style-name="ce9" table:number-columns-repeated="129"/>
          <table:table-cell table:number-columns-repeated="777"/>
        </table:table-row>
        <table:table-row table:style-name="ro1" table:number-rows-repeated="983040">
          <table:table-cell table:number-columns-repeated="910"/>
        </table:table-row>
        <table:table-row table:style-name="ro1">
          <table:table-cell table:number-columns-repeated="910"/>
        </table:table-row>
      </table:table>
      <table:table table:name="Histogramme (1)" table:style-name="ta1"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4" table:number-columns-repeated="253" table:default-cell-style-name="ce34"/>
        <table:table-row table:style-name="ro1">
          <table:table-cell table:style-name="ce33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#REF!&lt;=[.A3];0;1)*IF(#REF!&gt;[.B3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#REF!&lt;=[.A4];0;1)*IF(#REF!&gt;[.B4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#REF!&lt;=[.A5];0;1)*IF(#REF!&gt;[.B5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#REF!&lt;=[.A6];0;1)*IF(#REF!&gt;[.B6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#REF!&lt;=[.A7];0;1)*IF(#REF!&gt;[.B7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#REF!&lt;=[.A8];0;1)*IF(#REF!&gt;[.B8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#REF!&lt;=[.A9];0;1)*IF(#REF!&gt;[.B9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#REF!&lt;=[.A10];0;1)*IF(#REF!&gt;[.B10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#REF!&lt;=[.A11];0;1)*IF(#REF!&gt;[.B11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#REF!&lt;=[.A12];0;1)*IF(#REF!&gt;[.B12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#REF!&lt;=[.A13];0;1)*IF(#REF!&gt;[.B13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#REF!&lt;=[.A14];0;1)*IF(#REF!&gt;[.B14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#REF!&lt;=[.A15];0;1)*IF(#REF!&gt;[.B15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#REF!&lt;=[.A16];0;1)*IF(#REF!&gt;[.B16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#REF!&lt;=[.A17];0;1)*IF(#REF!&gt;[.B17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#REF!&lt;=[.A18];0;1)*IF(#REF!&gt;[.B18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#REF!&lt;=[.A19];0;1)*IF(#REF!&gt;[.B19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#REF!&lt;=[.A20];0;1)*IF(#REF!&gt;[.B20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#REF!&lt;=[.A21];0;1)*IF(#REF!&gt;[.B21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#REF!&lt;=[.A22];0;1)*IF(#REF!&gt;[.B22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  <table:database-ranges>
        <table:database-range table:name="__Anonymous_Sheet_DB__0" table:target-range-address="Feuille1.A11:Feuille1.A3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 style:data-style-name="N2" text:time-value="16:12:44.559757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1-08T16:41:16.290135226</dc:date>
    <meta:editing-duration>P2DT16H43M31S</meta:editing-duration>
    <meta:editing-cycles>629</meta:editing-cycles>
    <meta:generator>LibreOffice/6.4.7.2$Linux_X86_64 LibreOffice_project/40$Build-2</meta:generator>
    <meta:document-statistic meta:table-count="2" meta:cell-count="203" meta:object-count="0"/>
  </office:meta>
</office:document-meta>
</file>